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516in"/>
    </style:style>
    <style:style style:name="co2" style:family="table-column">
      <style:table-column-properties fo:break-before="auto" style:column-width="1.4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shapes>
          <draw:frame draw:z-index="0" draw:style-name="gr1" draw:text-style-name="P1" svg:width="13.0177in" svg:height="7.6717in" svg:x="3.1386in" svg:y="0.6429in">
            <draw:object draw:notify-on-update-of-ranges="timing.A1:timing.A1 timing.A2:timing.A21 timing.B1:timing.B1 timing.B2:timing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uffer Size (bytes)</text:p>
          </table:table-cell>
          <table:table-cell office:value-type="string" calcext:value-type="string">
            <text:p>Completion Time (ns)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.36" calcext:value-type="float">
            <text:p>20.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.81" calcext:value-type="float">
            <text:p>18.8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9.36" calcext:value-type="float">
            <text:p>19.36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8.68" calcext:value-type="float">
            <text:p>18.68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8.82" calcext:value-type="float">
            <text:p>18.82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8.18" calcext:value-type="float">
            <text:p>18.18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office:value-type="float" office:value="409600" calcext:value-type="float">
            <text:p>409600</text:p>
          </table:table-cell>
          <table:table-cell office:value-type="float" office:value="18.51" calcext:value-type="float">
            <text:p>18.51</text:p>
          </table:table-cell>
        </table:table-row>
        <table:table-row table:style-name="ro1">
          <table:table-cell office:value-type="float" office:value="819200" calcext:value-type="float">
            <text:p>819200</text:p>
          </table:table-cell>
          <table:table-cell office:value-type="float" office:value="18.53" calcext:value-type="float">
            <text:p>18.53</text:p>
          </table:table-cell>
        </table:table-row>
        <table:table-row table:style-name="ro1">
          <table:table-cell office:value-type="float" office:value="1638400" calcext:value-type="float">
            <text:p>1638400</text:p>
          </table:table-cell>
          <table:table-cell office:value-type="float" office:value="26.61" calcext:value-type="float">
            <text:p>26.61</text:p>
          </table:table-cell>
        </table:table-row>
        <table:table-row table:style-name="ro1">
          <table:table-cell office:value-type="float" office:value="3276800" calcext:value-type="float">
            <text:p>3276800</text:p>
          </table:table-cell>
          <table:table-cell office:value-type="float" office:value="19.02" calcext:value-type="float">
            <text:p>19.02</text:p>
          </table:table-cell>
        </table:table-row>
        <table:table-row table:style-name="ro1">
          <table:table-cell office:value-type="float" office:value="6553600" calcext:value-type="float">
            <text:p>6553600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13107200" calcext:value-type="float">
            <text:p>13107200</text:p>
          </table:table-cell>
          <table:table-cell office:value-type="float" office:value="35.96" calcext:value-type="float">
            <text:p>35.96</text:p>
          </table:table-cell>
        </table:table-row>
        <table:table-row table:style-name="ro1">
          <table:table-cell office:value-type="float" office:value="26214400" calcext:value-type="float">
            <text:p>26214400</text:p>
          </table:table-cell>
          <table:table-cell office:value-type="float" office:value="80.52" calcext:value-type="float">
            <text:p>80.52</text:p>
          </table:table-cell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8.92" calcext:value-type="float">
            <text:p>148.92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48.92" calcext:value-type="float">
            <text:p>148.92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1.14" calcext:value-type="float">
            <text:p>211.14</text:p>
          </table:table-cell>
        </table:table-row>
        <table:table-row table:style-name="ro1">
          <table:table-cell office:value-type="float" office:value="419430400" calcext:value-type="float">
            <text:p>419430400</text:p>
          </table:table-cell>
          <table:table-cell office:value-type="float" office:value="265.08" calcext:value-type="float">
            <text:p>265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19T16:57:50.162815065</dc:date>
    <meta:editing-duration>PT6M38S</meta:editing-duration>
    <meta:editing-cycles>2</meta:editing-cycles>
    <meta:generator>LibreOffice/7.2.4.1$MacOSX_AARCH64 LibreOffice_project/27d75539669ac387bb498e35313b970b7fe9c4f9</meta:generator>
    <meta:document-statistic meta:table-count="1" meta:cell-count="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066cm" svg:height="19.487cm" xlink:href=".." xlink:type="simple" chart:class="chart:scatter" chart:style-name="ch1">
        <chart:title svg:x="12.22cm" svg:y="0.524cm" chart:style-name="ch2">
          <text:p>Timing: No prefetch, array two length 100</text:p>
        </chart:title>
        <chart:plot-area chart:style-name="ch3" table:cell-range-address="timing.A1:timing.B21" chart:data-source-has-labels="both" svg:x="1.642cm" svg:y="1.71cm" svg:width="30.763cm" svg:height="16.437cm">
          <chart:coordinate-region svg:x="2.493cm" svg:y="1.911cm" svg:width="29.01cm" svg:height="15.586cm"/>
          <chart:axis chart:dimension="x" chart:name="primary-x" chart:style-name="ch4" chartooo:axis-type="auto">
            <chart:title svg:x="15.666cm" svg:y="18.536cm" chart:style-name="ch5">
              <text:p>Buffer Size (bytes)</text:p>
            </chart:title>
            <chart:categories table:cell-range-address="timing.A2:timing.A21"/>
          </chart:axis>
          <chart:axis chart:dimension="y" chart:name="primary-y" chart:style-name="ch6">
            <chart:title svg:x="0.451cm" svg:y="11.515cm" chart:style-name="ch7">
              <text:p>Completion Time (ns)</text:p>
            </chart:title>
            <chart:grid chart:style-name="ch8" chart:class="major"/>
          </chart:axis>
          <chart:series chart:style-name="ch9" chart:values-cell-range-address="timing.B2:timing.B21" chart:label-cell-address="timing.B1:timing.B1" chart:class="chart:scatter">
            <chart:domain table:cell-range-address="timing.A2:timing.A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ion Time (ns)</text:p>
                <draw:g>
                  <svg:desc>timing.B1:timing.B1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timing.A2:timing.A21</svg:desc>
                </draw:g>
              </table:table-cell>
              <table:table-cell office:value-type="float" office:value="20.36">
                <text:p>20.36</text:p>
                <draw:g>
                  <svg:desc>timing.B2:timing.B21</svg:desc>
                </draw:g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float" office:value="409600">
                <text:p>409600</text:p>
              </table:table-cell>
              <table:table-cell office:value-type="float" office:value="18.51">
                <text:p>18.51</text:p>
              </table:table-cell>
            </table:table-row>
            <table:table-row>
              <table:table-cell office:value-type="float" office:value="819200">
                <text:p>819200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float" office:value="1638400">
                <text:p>1638400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float" office:value="3276800">
                <text:p>3276800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6553600">
                <text:p>6553600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float" office:value="13107200">
                <text:p>13107200</text:p>
              </table:table-cell>
              <table:table-cell office:value-type="float" office:value="35.96">
                <text:p>35.96</text:p>
              </table:table-cell>
            </table:table-row>
            <table:table-row>
              <table:table-cell office:value-type="float" office:value="26214400">
                <text:p>26214400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float" office:value="52428800">
                <text:p>52428800</text:p>
              </table:table-cell>
              <table:table-cell office:value-type="float" office:value="148.92">
                <text:p>148.92</text:p>
              </table:table-cell>
            </table:table-row>
            <table:table-row>
              <table:table-cell office:value-type="float" office:value="104857600">
                <text:p>104857600</text:p>
              </table:table-cell>
              <table:table-cell office:value-type="float" office:value="148.92">
                <text:p>148.92</text:p>
              </table:table-cell>
            </table:table-row>
            <table:table-row>
              <table:table-cell office:value-type="float" office:value="209715200">
                <text:p>209715200</text:p>
              </table:table-cell>
              <table:table-cell office:value-type="float" office:value="211.14">
                <text:p>211.14</text:p>
              </table:table-cell>
            </table:table-row>
            <table:table-row>
              <table:table-cell office:value-type="float" office:value="419430400">
                <text:p>419430400</text:p>
              </table:table-cell>
              <table:table-cell office:value-type="float" office:value="265.08">
                <text:p>265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AARCH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